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2.96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61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61"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ackground-color="#00aaad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61">
      <style:table-cell-properties fo:border="0.06pt solid #000000"/>
      <style:text-properties fo:font-size="14pt" style:font-size-asian="14pt" style:font-size-complex="14pt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ce2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bold" style:font-weight-asian="bold" style:font-size-complex="14pt" style:font-size-asian="14pt" style:font-name="Liberation Sans" style:text-overline-style="none" style:text-overline-color="font-color" style:font-name-asian="AR PL SungtiL GB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fo:font-size="14pt"/>
    </style:style>
    <style:style style:name="T2" style:family="text">
      <style:text-properties style:language-asian="zh" style:country-asian="CN" style:font-name-complex="Lohit Devanagari" style:font-relief="none" style:text-emphasize="none" style:font-style-complex="normal" style:font-style-asian="normal" style:font-name="Liberation Sans" style:text-overline-style="none" style:text-overline-color="font-color" style:font-name-asian="AR PL SungtiL GB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fo:font-size="20pt" fo:font-weight="normal" style:font-size-asian="20pt" style:font-size-complex="2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DbyHand" table:style-name="ta1">
        <table:shapes>
          <draw:frame draw:z-index="0" draw:style-name="gr1" draw:text-style-name="P1" svg:width="574.55pt" svg:height="392.12pt" svg:x="710.48pt" svg:y="44.36pt">
            <draw:object draw:notify-on-update-of-ranges="ADbyHand.A2:ADbyHand.A13 ADbyHand.B1:ADbyHand.B1 ADbyHand.B2:ADbyHand.B13 ADbyHand.A2:ADbyHand.A13 ADbyHand.C1:ADbyHand.C1 ADbyHand.C2:ADbyHand.C13 ADbyHand.A2:ADbyHand.A13 ADbyHand.D1:ADbyHand.D1 ADbyHand.D2:ADbyHand.D13 ADbyHand.A2:ADbyHand.A13 ADbyHand.E1:ADbyHand.E1 ADbyHand.E2:ADbyHand.E13 ADbyHand.A2:ADbyHand.A7 ADbyHand.F1:ADbyHand.F1 ADbyHand.F2:ADbyHand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4"/>
        <table:table-column table:style-name="co5" table:default-cell-style-name="ce17"/>
        <table:table-column table:style-name="co6" table:default-cell-style-name="ce3"/>
        <table:table-column table:style-name="co6" table:number-columns-repeated="5" table:default-cell-style-name="ce4"/>
        <table:table-row table:style-name="ro1">
          <table:table-cell table:style-name="ce1" office:value-type="string" calcext:value-type="string">
            <text:p>Iteration Index</text:p>
          </table:table-cell>
          <table:table-cell table:style-name="ce1" office:value-type="string" calcext:value-type="string">
            <text:p>Sine</text:p>
          </table:table-cell>
          <table:table-cell table:style-name="ce1" office:value-type="string" calcext:value-type="string">
            <text:p><text:span text:style-name="T1">Scherk (</text:span><text:span text:style-name="T2">ᵦ=</text:span>0.4)</text:p>
          </table:table-cell>
          <table:table-cell table:style-name="ce1" office:value-type="string" calcext:value-type="string">
            <text:p><text:span text:style-name="T1">Scherk (</text:span><text:span text:style-name="T2">ᵦ=</text:span>0.8)</text:p>
          </table:table-cell>
          <table:table-cell table:style-name="ce1" office:value-type="string" calcext:value-type="string">
            <text:p>Piecewise</text:p>
          </table:table-cell>
          <table:table-cell table:style-name="ce16" office:value-type="string" calcext:value-type="string">
            <text:p>log10(r) = -2n + c</text:p>
          </table:table-cell>
          <table:table-cell table:style-name="ce8"/>
          <table:table-cell table:style-name="Default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96.04" calcext:value-type="float">
            <text:p>2796.04</text:p>
          </table:table-cell>
          <table:table-cell office:value-type="float" office:value="10.6965" calcext:value-type="float">
            <text:p>10.6965</text:p>
          </table:table-cell>
          <table:table-cell office:value-type="float" office:value="28819.7" calcext:value-type="float">
            <text:p>28819.7</text:p>
          </table:table-cell>
          <table:table-cell table:style-name="ce2" office:value-type="float" office:value="13480.3" calcext:value-type="float">
            <text:p>13480.3</text:p>
          </table:table-cell>
          <table:table-cell office:value-type="float" office:value="10000" calcext:value-type="float">
            <text:p>1.00E+04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0.292" calcext:value-type="float">
            <text:p>390.292</text:p>
          </table:table-cell>
          <table:table-cell office:value-type="float" office:value="1.07752" calcext:value-type="float">
            <text:p>1.07752</text:p>
          </table:table-cell>
          <table:table-cell office:value-type="float" office:value="42499" calcext:value-type="float">
            <text:p>42499</text:p>
          </table:table-cell>
          <table:table-cell table:style-name="ce2" office:value-type="float" office:value="2716.01" calcext:value-type="float">
            <text:p>2716.01</text:p>
          </table:table-cell>
          <table:table-cell office:value-type="float" office:value="100" calcext:value-type="float">
            <text:p>1.00E+02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9.7413" calcext:value-type="float">
            <text:p>39.7413</text:p>
          </table:table-cell>
          <table:table-cell office:value-type="float" office:value="0.107831" calcext:value-type="float">
            <text:p>0.107831</text:p>
          </table:table-cell>
          <table:table-cell office:value-type="float" office:value="22036.8" calcext:value-type="float">
            <text:p>22036.8</text:p>
          </table:table-cell>
          <table:table-cell table:style-name="ce2" office:value-type="float" office:value="162.336" calcext:value-type="float">
            <text:p>162.336</text:p>
          </table:table-cell>
          <table:table-cell office:value-type="float" office:value="1" calcext:value-type="float">
            <text:p>1.00E+00</text:p>
          </table:table-cell>
          <table:table-cell table:number-columns-repeated="2"/>
          <table:table-cell table:style-name="ce19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98137" calcext:value-type="float">
            <text:p>3.98137</text:p>
          </table:table-cell>
          <table:table-cell office:value-type="float" office:value="0.0107839" calcext:value-type="float">
            <text:p>0.0107839</text:p>
          </table:table-cell>
          <table:table-cell office:value-type="float" office:value="3735.88" calcext:value-type="float">
            <text:p>3735.88</text:p>
          </table:table-cell>
          <table:table-cell table:style-name="ce2" office:value-type="float" office:value="15.5932" calcext:value-type="float">
            <text:p>15.5932</text:p>
          </table:table-cell>
          <table:table-cell office:value-type="float" office:value="0.01" calcext:value-type="float">
            <text:p>1.00E-0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9821" calcext:value-type="float">
            <text:p>0.39821</text:p>
          </table:table-cell>
          <table:table-cell office:value-type="float" office:value="0.0010784" calcext:value-type="float">
            <text:p>0.0010784</text:p>
          </table:table-cell>
          <table:table-cell office:value-type="float" office:value="402.437" calcext:value-type="float">
            <text:p>402.437</text:p>
          </table:table-cell>
          <table:table-cell table:style-name="ce2" office:value-type="float" office:value="1.5532" calcext:value-type="float">
            <text:p>1.5532</text:p>
          </table:table-cell>
          <table:table-cell office:value-type="float" office:value="0.0001" calcext:value-type="float">
            <text:p>1.00E-04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398217" calcext:value-type="float">
            <text:p>0.0398217</text:p>
          </table:table-cell>
          <table:table-cell office:value-type="float" office:value="0.00010784" calcext:value-type="float">
            <text:p>0.00010784</text:p>
          </table:table-cell>
          <table:table-cell office:value-type="float" office:value="40.5558" calcext:value-type="float">
            <text:p>40.5558</text:p>
          </table:table-cell>
          <table:table-cell table:style-name="ce2" office:value-type="float" office:value="0.155259" calcext:value-type="float">
            <text:p>0.155259</text:p>
          </table:table-cell>
          <table:table-cell office:value-type="float" office:value="0.000001" calcext:value-type="float">
            <text:p>1.00E-0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398218" calcext:value-type="float">
            <text:p>0.00398218</text:p>
          </table:table-cell>
          <table:table-cell table:style-name="ce5" office:value-type="float" office:value="0.000010784" calcext:value-type="float">
            <text:p>1.08E-05</text:p>
          </table:table-cell>
          <table:table-cell office:value-type="float" office:value="4.05872" calcext:value-type="float">
            <text:p>4.05872</text:p>
          </table:table-cell>
          <table:table-cell table:style-name="ce2" office:value-type="float" office:value="0.0155253" calcext:value-type="float">
            <text:p>0.0155253</text:p>
          </table:table-cell>
          <table:table-cell office:value-type="float" office:value="0.00000001" calcext:value-type="float">
            <text:p>1.00E-0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398218" calcext:value-type="float">
            <text:p>0.000398218</text:p>
          </table:table-cell>
          <table:table-cell/>
          <table:table-cell office:value-type="float" office:value="0.405904" calcext:value-type="float">
            <text:p>0.405904</text:p>
          </table:table-cell>
          <table:table-cell table:style-name="ce2" office:value-type="float" office:value="0.00155253" calcext:value-type="float">
            <text:p>0.00155253</text:p>
          </table:table-cell>
          <table:table-cell office:value-type="float" office:value="0.0000000001" calcext:value-type="float">
            <text:p>1.00E-10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0398218" calcext:value-type="float">
            <text:p>3.98218E-05</text:p>
          </table:table-cell>
          <table:table-cell/>
          <table:table-cell office:value-type="float" office:value="0.0405907" calcext:value-type="float">
            <text:p>0.0405907</text:p>
          </table:table-cell>
          <table:table-cell table:style-name="ce2" office:value-type="float" office:value="0.000155253" calcext:value-type="float">
            <text:p>0.000155253</text:p>
          </table:table-cell>
          <table:table-cell office:value-type="float" office:value="0.000000000001" calcext:value-type="float">
            <text:p>1.00E-12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0405907" calcext:value-type="float">
            <text:p>0.00405907</text:p>
          </table:table-cell>
          <table:table-cell table:style-name="ce5" office:value-type="float" office:value="0.0000155253" calcext:value-type="float">
            <text:p>1.55E-05</text:p>
          </table:table-cell>
          <table:table-cell office:value-type="float" office:value="0.00000000000001" calcext:value-type="float">
            <text:p>1.00E-14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00405907" calcext:value-type="float">
            <text:p>0.000405907</text:p>
          </table:table-cell>
          <table:table-cell table:style-name="ce6"/>
          <table:table-cell office:value-type="float" office:value="1E-016" calcext:value-type="float">
            <text:p>1.00E-16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0.0000405905" calcext:value-type="float">
            <text:p>4.06E-05</text:p>
          </table:table-cell>
          <table:table-cell table:style-name="ce6"/>
          <table:table-cell office:value-type="float" office:value="1E-018" calcext:value-type="float">
            <text:p>1.00E-18</text:p>
          </table:table-cell>
          <table:table-cell table:number-columns-repeated="6"/>
        </table:table-row>
        <table:table-row table:style-name="ro2">
          <table:table-cell table:style-name="ce3" table:number-columns-repeated="4"/>
          <table:table-cell table:style-name="ce7"/>
          <table:table-cell table:style-name="ce3"/>
          <table:table-cell table:number-columns-repeated="6"/>
        </table:table-row>
        <table:table-row table:style-name="ro4" table:number-rows-repeated="9">
          <table:table-cell table:style-name="ce4" table:number-columns-repeated="4"/>
          <table:table-cell/>
          <table:table-cell table:style-name="ce4" table:number-columns-repeated="2"/>
          <table:table-cell table:number-columns-repeated="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2"/>
          <table:table-cell table:number-columns-repeated="5"/>
        </table:table-row>
      </table:table>
      <table:table table:name="Matrix-free" table:style-name="ta1">
        <table:shapes>
          <draw:frame draw:z-index="0" draw:style-name="gr1" draw:text-style-name="P1" svg:width="573.48pt" svg:height="390.33pt" svg:x="729.07pt" svg:y="79.94pt">
            <draw:object draw:notify-on-update-of-ranges="'Matrix-free'.A2:'Matrix-free'.A9 'Matrix-free'.B1:'Matrix-free'.B1 'Matrix-free'.B2:'Matrix-free'.B9 'Matrix-free'.A2:'Matrix-free'.A9 'Matrix-free'.C1:'Matrix-free'.C1 'Matrix-free'.C2:'Matrix-free'.C9 'Matrix-free'.A2:'Matrix-free'.A9 'Matrix-free'.D1:'Matrix-free'.D1 'Matrix-free'.D2:'Matrix-free'.D9 'Matrix-free'.A2:'Matrix-free'.A9 'Matrix-free'.E1:'Matrix-free'.E1 'Matrix-free'.E2:'Matrix-free'.E9 'Matrix-free'.A2:'Matrix-free'.A7 'Matrix-free'.F1:'Matrix-free'.F1 'Matrix-free'.F2:'Matrix-free'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7" table:number-columns-repeated="2" table:default-cell-style-name="ce20"/>
        <table:table-column table:style-name="co2" table:default-cell-style-name="ce20"/>
        <table:table-column table:style-name="co5" table:default-cell-style-name="ce20"/>
        <table:table-column table:style-name="co6" table:number-columns-repeated="3" table:default-cell-style-name="Default"/>
        <table:table-row table:style-name="ro5">
          <table:table-cell table:style-name="ce1" office:value-type="string" calcext:value-type="string">
            <text:p>Iteration Index</text:p>
          </table:table-cell>
          <table:table-cell table:style-name="ce1" office:value-type="string" calcext:value-type="string">
            <text:p>Sine</text:p>
          </table:table-cell>
          <table:table-cell table:style-name="ce1" office:value-type="string" calcext:value-type="string">
            <text:p><text:span text:style-name="T1">Scherk (</text:span><text:span text:style-name="T2">ᵦ=</text:span>0.4)</text:p>
          </table:table-cell>
          <table:table-cell table:style-name="ce1" office:value-type="string" calcext:value-type="string">
            <text:p><text:span text:style-name="T1">Scherk (</text:span><text:span text:style-name="T2">ᵦ=</text:span>0.8)</text:p>
          </table:table-cell>
          <table:table-cell table:style-name="ce1" office:value-type="string" calcext:value-type="string">
            <text:p>Piecewise</text:p>
          </table:table-cell>
          <table:table-cell table:style-name="ce16" office:value-type="string" calcext:value-type="string">
            <text:p>log10(r) = -2n + c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73.58" calcext:value-type="float">
            <text:p>8073.58</text:p>
          </table:table-cell>
          <table:table-cell office:value-type="float" office:value="99.6839" calcext:value-type="float">
            <text:p>99.6839</text:p>
          </table:table-cell>
          <table:table-cell office:value-type="float" office:value="14704.7" calcext:value-type="float">
            <text:p>14704.7</text:p>
          </table:table-cell>
          <table:table-cell office:value-type="float" office:value="3243.84" calcext:value-type="float">
            <text:p>3243.84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37.99" calcext:value-type="float">
            <text:p>4037.99</text:p>
          </table:table-cell>
          <table:table-cell office:value-type="float" office:value="1.21136" calcext:value-type="float">
            <text:p>1.21136</text:p>
          </table:table-cell>
          <table:table-cell office:value-type="float" office:value="34281.8" calcext:value-type="float">
            <text:p>34281.8</text:p>
          </table:table-cell>
          <table:table-cell office:value-type="float" office:value="17760.2" calcext:value-type="float">
            <text:p>17760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10.633" calcext:value-type="float">
            <text:p>410.633</text:p>
          </table:table-cell>
          <table:table-cell office:value-type="float" office:value="0.000122975" calcext:value-type="float">
            <text:p>0.000122975</text:p>
          </table:table-cell>
          <table:table-cell office:value-type="float" office:value="50829.3" calcext:value-type="float">
            <text:p>50829.3</text:p>
          </table:table-cell>
          <table:table-cell office:value-type="float" office:value="3420.24" calcext:value-type="float">
            <text:p>3420.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7451" calcext:value-type="float">
            <text:p>3.77451</text:p>
          </table:table-cell>
          <table:table-cell table:style-name="ce17" office:value-type="float" office:value="0.00000106588" calcext:value-type="float">
            <text:p>1.07E-06</text:p>
          </table:table-cell>
          <table:table-cell office:value-type="float" office:value="18150.3" calcext:value-type="float">
            <text:p>18150.3</text:p>
          </table:table-cell>
          <table:table-cell office:value-type="float" office:value="94.0458" calcext:value-type="float">
            <text:p>94.0458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352357" calcext:value-type="float">
            <text:p>0.000352357</text:p>
          </table:table-cell>
          <table:table-cell table:style-name="ce2"/>
          <table:table-cell office:value-type="float" office:value="613.118" calcext:value-type="float">
            <text:p>613.118</text:p>
          </table:table-cell>
          <table:table-cell office:value-type="float" office:value="0.0671579" calcext:value-type="float">
            <text:p>0.0671579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0.00000352346" calcext:value-type="float">
            <text:p>3.52E-06</text:p>
          </table:table-cell>
          <table:table-cell table:style-name="ce2"/>
          <table:table-cell office:value-type="float" office:value="0.44282" calcext:value-type="float">
            <text:p>0.44282</text:p>
          </table:table-cell>
          <table:table-cell table:style-name="ce17" office:value-type="float" office:value="0.0000549765" calcext:value-type="float">
            <text:p>5.50E-05</text:p>
          </table:table-cell>
          <table:table-cell table:style-name="ce17" office:value-type="float" office:value="0.000001" calcext:value-type="float">
            <text:p>1.00E-0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5"/>
          <table:table-cell office:value-type="float" office:value="0.000542545" calcext:value-type="float">
            <text:p>0.000542545</text:p>
          </table:table-cell>
          <table:table-cell table:style-name="ce2"/>
          <table:table-cell table:style-name="ce17" office:value-type="float" office:value="0.00000001" calcext:value-type="float">
            <text:p>1.00E-08</text:p>
          </table:table-cell>
          <table:table-cell table:number-columns-repeated="2"/>
          <table:table-cell table:style-name="ce21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2"/>
          <table:table-cell table:style-name="ce17" office:value-type="float" office:value="0.00000029135" calcext:value-type="float">
            <text:p>2.91E-07</text:p>
          </table:table-cell>
          <table:table-cell table:style-name="ce2"/>
          <table:table-cell table:style-name="ce17" office:value-type="float" office:value="0.0000000001" calcext:value-type="float">
            <text:p>1.00E-10</text:p>
          </table:table-cell>
          <table:table-cell/>
          <table:table-cell table:style-name="ce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9:58:41.534653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20:05:19.148240302</dc:date>
    <meta:editing-duration>PT25M49S</meta:editing-duration>
    <meta:editing-cycles>7</meta:editing-cycles>
    <meta:generator>LibreOffice/6.0.7.3$Linux_X86_64 LibreOffice_project/00m0$Build-3</meta:generator>
    <meta:document-statistic meta:table-count="2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7cm" svg:height="13.834cm" xlink:href=".." xlink:type="simple" chart:class="chart:scatter" chart:style-name="ch1">
        <chart:title svg:x="5.177cm" svg:y="0.411cm" chart:style-name="ch2">
          <text:p>Residual Convergence Plot (ADbyHand)</text:p>
        </chart:title>
        <chart:legend chart:legend-position="end" svg:x="15.705cm" svg:y="5.489cm" style:legend-expansion="high" chart:style-name="ch3"/>
        <chart:plot-area chart:style-name="ch4" table:cell-range-address="ADbyHand.A2:ADbyHand.E13 ADbyHand.B1:ADbyHand.F1 ADbyHand.F2:ADbyHand.F7" chart:data-source-has-labels="row" svg:x="1.56cm" svg:y="1.54cm" svg:width="13.74cm" svg:height="10.893cm">
          <chartooo:coordinate-region svg:x="2.843cm" svg:y="1.739cm" svg:width="12.006cm" svg:height="10.047cm"/>
          <chart:axis chart:dimension="x" chart:name="primary-x" chart:style-name="ch5">
            <chart:title svg:x="6.449cm" svg:y="12.709cm" chart:style-name="ch6">
              <text:p>No. of Iterations (n)</text:p>
            </chart:title>
            <chart:grid chart:style-name="ch7" chart:class="major"/>
          </chart:axis>
          <chart:axis chart:dimension="y" chart:name="primary-y" chart:style-name="ch8">
            <chart:title svg:x="0.451cm" svg:y="8.213cm" chart:style-name="ch9">
              <text:p>Residual (r)</text:p>
            </chart:title>
            <chart:grid chart:style-name="ch7" chart:class="major"/>
          </chart:axis>
          <chart:series chart:style-name="ch10" chart:values-cell-range-address="ADbyHand.B2:ADbyHand.B13" chart:label-cell-address="ADbyHand.B1:ADbyHand.B1" chart:class="chart:scatter">
            <chart:domain table:cell-range-address="ADbyHand.A2:ADbyHand.A13"/>
            <chart:data-point chart:repeated="12"/>
          </chart:series>
          <chart:series chart:style-name="ch11" chart:values-cell-range-address="ADbyHand.C2:ADbyHand.C13" chart:label-cell-address="ADbyHand.C1:ADbyHand.C1" chart:class="chart:scatter">
            <chart:data-point chart:repeated="12"/>
          </chart:series>
          <chart:series chart:style-name="ch12" chart:values-cell-range-address="ADbyHand.D2:ADbyHand.D13" chart:label-cell-address="ADbyHand.D1:ADbyHand.D1" chart:class="chart:scatter">
            <chart:data-point chart:repeated="12"/>
          </chart:series>
          <chart:series chart:style-name="ch13" chart:values-cell-range-address="ADbyHand.E2:ADbyHand.E13" chart:label-cell-address="ADbyHand.E1:ADbyHand.E1" chart:class="chart:scatter">
            <chart:data-point chart:repeated="12"/>
          </chart:series>
          <chart:series chart:style-name="ch14" chart:values-cell-range-address="ADbyHand.F2:ADbyHand.F7" chart:label-cell-address="ADbyHand.F1:ADbyHand.F1" chart:class="chart:scatter">
            <chart:domain table:cell-range-address="ADbyHand.A2:ADbyHand.A7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e</text:p>
                <draw:g>
                  <svg:desc>ADbyHand.B1:ADbyHand.B1</svg:desc>
                </draw:g>
              </table:table-cell>
              <table:table-cell office:value-type="string">
                <text:p>Scherk (ᵦ=0.4)</text:p>
                <draw:g>
                  <svg:desc>ADbyHand.C1:ADbyHand.C1</svg:desc>
                </draw:g>
              </table:table-cell>
              <table:table-cell office:value-type="string">
                <text:p>Scherk (ᵦ=0.8)</text:p>
                <draw:g>
                  <svg:desc>ADbyHand.D1:ADbyHand.D1</svg:desc>
                </draw:g>
              </table:table-cell>
              <table:table-cell office:value-type="string">
                <text:p>Piecewise</text:p>
                <draw:g>
                  <svg:desc>ADbyHand.E1:ADbyHand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og10(r) = -2n + c</text:p>
                <draw:g>
                  <svg:desc>ADbyHand.F1:ADbyHan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DbyHand.A2:ADbyHand.A13</svg:desc>
                </draw:g>
              </table:table-cell>
              <table:table-cell office:value-type="float" office:value="2796.04">
                <text:p>2796.04</text:p>
                <draw:g>
                  <svg:desc>ADbyHand.B2:ADbyHand.B13</svg:desc>
                </draw:g>
              </table:table-cell>
              <table:table-cell office:value-type="float" office:value="10.6965">
                <text:p>10.6965</text:p>
                <draw:g>
                  <svg:desc>ADbyHand.C2:ADbyHand.C13</svg:desc>
                </draw:g>
              </table:table-cell>
              <table:table-cell office:value-type="float" office:value="28819.7">
                <text:p>28819.7</text:p>
                <draw:g>
                  <svg:desc>ADbyHand.D2:ADbyHand.D13</svg:desc>
                </draw:g>
              </table:table-cell>
              <table:table-cell office:value-type="float" office:value="13480.3">
                <text:p>13480.3</text:p>
                <draw:g>
                  <svg:desc>ADbyHand.E2:ADbyHand.E13</svg:desc>
                </draw:g>
              </table:table-cell>
              <table:table-cell office:value-type="float" office:value="1">
                <text:p>1</text:p>
                <draw:g>
                  <svg:desc>ADbyHand.A2:ADbyHand.A7</svg:desc>
                </draw:g>
              </table:table-cell>
              <table:table-cell office:value-type="float" office:value="10000">
                <text:p>10000</text:p>
                <draw:g>
                  <svg:desc>ADbyHand.F2:ADbyHand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0.292">
                <text:p>390.292</text:p>
              </table:table-cell>
              <table:table-cell office:value-type="float" office:value="1.07752">
                <text:p>1.07752</text:p>
              </table:table-cell>
              <table:table-cell office:value-type="float" office:value="42499">
                <text:p>42499</text:p>
              </table:table-cell>
              <table:table-cell office:value-type="float" office:value="2716.01">
                <text:p>2716.01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.7413">
                <text:p>39.7413</text:p>
              </table:table-cell>
              <table:table-cell office:value-type="float" office:value="0.107831">
                <text:p>0.107831</text:p>
              </table:table-cell>
              <table:table-cell office:value-type="float" office:value="22036.8">
                <text:p>22036.8</text:p>
              </table:table-cell>
              <table:table-cell office:value-type="float" office:value="162.336">
                <text:p>162.3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8137">
                <text:p>3.98137</text:p>
              </table:table-cell>
              <table:table-cell office:value-type="float" office:value="0.0107839">
                <text:p>0.0107839</text:p>
              </table:table-cell>
              <table:table-cell office:value-type="float" office:value="3735.88">
                <text:p>3735.88</text:p>
              </table:table-cell>
              <table:table-cell office:value-type="float" office:value="15.5932">
                <text:p>15.5932</text:p>
              </table:table-cell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9821">
                <text:p>0.39821</text:p>
              </table:table-cell>
              <table:table-cell office:value-type="float" office:value="0.0010784">
                <text:p>0.0010784</text:p>
              </table:table-cell>
              <table:table-cell office:value-type="float" office:value="402.437">
                <text:p>402.437</text:p>
              </table:table-cell>
              <table:table-cell office:value-type="float" office:value="1.5532">
                <text:p>1.5532</text:p>
              </table:table-cell>
              <table:table-cell office:value-type="float" office:value="5">
                <text:p>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98217">
                <text:p>0.0398217</text:p>
              </table:table-cell>
              <table:table-cell office:value-type="float" office:value="0.00010784">
                <text:p>0.00010784</text:p>
              </table:table-cell>
              <table:table-cell office:value-type="float" office:value="40.5558">
                <text:p>40.5558</text:p>
              </table:table-cell>
              <table:table-cell office:value-type="float" office:value="0.155259">
                <text:p>0.155259</text:p>
              </table:table-cell>
              <table:table-cell office:value-type="float" office:value="6">
                <text:p>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98218">
                <text:p>0.00398218</text:p>
              </table:table-cell>
              <table:table-cell office:value-type="float" office:value="0.000010784">
                <text:p>0.000010784</text:p>
              </table:table-cell>
              <table:table-cell office:value-type="float" office:value="4.05872">
                <text:p>4.05872</text:p>
              </table:table-cell>
              <table:table-cell office:value-type="float" office:value="0.0155253">
                <text:p>0.015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398218">
                <text:p>0.000398218</text:p>
              </table:table-cell>
              <table:table-cell office:value-type="float" office:value="NaN">
                <text:p>NaN</text:p>
              </table:table-cell>
              <table:table-cell office:value-type="float" office:value="0.405904">
                <text:p>0.405904</text:p>
              </table:table-cell>
              <table:table-cell office:value-type="float" office:value="0.00155253">
                <text:p>0.0015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398218">
                <text:p>0.0000398218</text:p>
              </table:table-cell>
              <table:table-cell office:value-type="float" office:value="NaN">
                <text:p>NaN</text:p>
              </table:table-cell>
              <table:table-cell office:value-type="float" office:value="0.0405907">
                <text:p>0.0405907</text:p>
              </table:table-cell>
              <table:table-cell office:value-type="float" office:value="0.000155253">
                <text:p>0.00015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5907">
                <text:p>0.00405907</text:p>
              </table:table-cell>
              <table:table-cell office:value-type="float" office:value="0.0000155253">
                <text:p>0.000015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05907">
                <text:p>0.00040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405905">
                <text:p>0.0000405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2cm" svg:height="13.771cm" xlink:href=".." xlink:type="simple" chart:class="chart:scatter" chart:style-name="ch1">
        <chart:title svg:x="4.762cm" svg:y="0.41cm" chart:style-name="ch2">
          <text:p>Residual Convergence (Matrix-free Method)</text:p>
        </chart:title>
        <chart:legend chart:legend-position="end" svg:x="15.667cm" svg:y="5.457cm" style:legend-expansion="high" chart:style-name="ch3"/>
        <chart:plot-area chart:style-name="ch4" table:cell-range-address="'Matrix-free'.A2:'Matrix-free'.E9 'Matrix-free'.B1:'Matrix-free'.F1 'Matrix-free'.F2:'Matrix-free'.F7" chart:data-source-has-labels="row" svg:x="1.559cm" svg:y="1.538cm" svg:width="13.704cm" svg:height="10.833cm">
          <chartooo:coordinate-region svg:x="2.842cm" svg:y="1.737cm" svg:width="12.063cm" svg:height="9.987cm"/>
          <chart:axis chart:dimension="x" chart:name="primary-x" chart:style-name="ch5">
            <chart:title svg:x="6.43cm" svg:y="12.646cm" chart:style-name="ch6">
              <text:p>No. of Iterations (n)</text:p>
            </chart:title>
            <chart:grid chart:style-name="ch7" chart:class="major"/>
          </chart:axis>
          <chart:axis chart:dimension="y" chart:name="primary-y" chart:style-name="ch8">
            <chart:title svg:x="0.451cm" svg:y="8.181cm" chart:style-name="ch9">
              <text:p>Residual (r)</text:p>
            </chart:title>
            <chart:grid chart:style-name="ch7" chart:class="major"/>
          </chart:axis>
          <chart:series chart:style-name="ch10" chart:values-cell-range-address="'Matrix-free'.B2:'Matrix-free'.B9" chart:label-cell-address="'Matrix-free'.B1:'Matrix-free'.B1" chart:class="chart:scatter">
            <chart:domain table:cell-range-address="'Matrix-free'.A2:'Matrix-free'.A9"/>
            <chart:data-point chart:repeated="8"/>
          </chart:series>
          <chart:series chart:style-name="ch11" chart:values-cell-range-address="'Matrix-free'.C2:'Matrix-free'.C9" chart:label-cell-address="'Matrix-free'.C1:'Matrix-free'.C1" chart:class="chart:scatter">
            <chart:data-point chart:repeated="8"/>
          </chart:series>
          <chart:series chart:style-name="ch12" chart:values-cell-range-address="'Matrix-free'.D2:'Matrix-free'.D9" chart:label-cell-address="'Matrix-free'.D1:'Matrix-free'.D1" chart:class="chart:scatter">
            <chart:data-point chart:repeated="8"/>
          </chart:series>
          <chart:series chart:style-name="ch13" chart:values-cell-range-address="'Matrix-free'.E2:'Matrix-free'.E9" chart:label-cell-address="'Matrix-free'.E1:'Matrix-free'.E1" chart:class="chart:scatter">
            <chart:data-point chart:repeated="8"/>
          </chart:series>
          <chart:series chart:style-name="ch14" chart:values-cell-range-address="'Matrix-free'.F2:'Matrix-free'.F7" chart:label-cell-address="'Matrix-free'.F1:'Matrix-free'.F1" chart:class="chart:scatter">
            <chart:domain table:cell-range-address="'Matrix-free'.A2:'Matrix-free'.A7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e</text:p>
                <draw:g>
                  <svg:desc>'Matrix-free'.B1:'Matrix-free'.B1</svg:desc>
                </draw:g>
              </table:table-cell>
              <table:table-cell office:value-type="string">
                <text:p>Scherk (ᵦ=0.4)</text:p>
                <draw:g>
                  <svg:desc>'Matrix-free'.C1:'Matrix-free'.C1</svg:desc>
                </draw:g>
              </table:table-cell>
              <table:table-cell office:value-type="string">
                <text:p>Scherk (ᵦ=0.8)</text:p>
                <draw:g>
                  <svg:desc>'Matrix-free'.D1:'Matrix-free'.D1</svg:desc>
                </draw:g>
              </table:table-cell>
              <table:table-cell office:value-type="string">
                <text:p>Piecewise</text:p>
                <draw:g>
                  <svg:desc>'Matrix-free'.E1:'Matrix-free'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og10(r) = -2n + c</text:p>
                <draw:g>
                  <svg:desc>'Matrix-free'.F1:'Matrix-fre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trix-free'.A2:'Matrix-free'.A9</svg:desc>
                </draw:g>
              </table:table-cell>
              <table:table-cell office:value-type="float" office:value="8073.58">
                <text:p>8073.58</text:p>
                <draw:g>
                  <svg:desc>'Matrix-free'.B2:'Matrix-free'.B9</svg:desc>
                </draw:g>
              </table:table-cell>
              <table:table-cell office:value-type="float" office:value="99.6839">
                <text:p>99.6839</text:p>
                <draw:g>
                  <svg:desc>'Matrix-free'.C2:'Matrix-free'.C9</svg:desc>
                </draw:g>
              </table:table-cell>
              <table:table-cell office:value-type="float" office:value="14704.7">
                <text:p>14704.7</text:p>
                <draw:g>
                  <svg:desc>'Matrix-free'.D2:'Matrix-free'.D9</svg:desc>
                </draw:g>
              </table:table-cell>
              <table:table-cell office:value-type="float" office:value="3243.84">
                <text:p>3243.84</text:p>
                <draw:g>
                  <svg:desc>'Matrix-free'.E2:'Matrix-free'.E9</svg:desc>
                </draw:g>
              </table:table-cell>
              <table:table-cell office:value-type="float" office:value="1">
                <text:p>1</text:p>
                <draw:g>
                  <svg:desc>'Matrix-free'.A2:'Matrix-free'.A7</svg:desc>
                </draw:g>
              </table:table-cell>
              <table:table-cell office:value-type="float" office:value="10000">
                <text:p>10000</text:p>
                <draw:g>
                  <svg:desc>'Matrix-free'.F2:'Matrix-free'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37.99">
                <text:p>4037.99</text:p>
              </table:table-cell>
              <table:table-cell office:value-type="float" office:value="1.21136">
                <text:p>1.21136</text:p>
              </table:table-cell>
              <table:table-cell office:value-type="float" office:value="34281.8">
                <text:p>34281.8</text:p>
              </table:table-cell>
              <table:table-cell office:value-type="float" office:value="17760.2">
                <text:p>17760.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0.633">
                <text:p>410.633</text:p>
              </table:table-cell>
              <table:table-cell office:value-type="float" office:value="0.000122975">
                <text:p>0.000122975</text:p>
              </table:table-cell>
              <table:table-cell office:value-type="float" office:value="50829.3">
                <text:p>50829.3</text:p>
              </table:table-cell>
              <table:table-cell office:value-type="float" office:value="3420.24">
                <text:p>3420.2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7451">
                <text:p>3.77451</text:p>
              </table:table-cell>
              <table:table-cell office:value-type="float" office:value="0.00000106588">
                <text:p>0.00000106588</text:p>
              </table:table-cell>
              <table:table-cell office:value-type="float" office:value="18150.3">
                <text:p>18150.3</text:p>
              </table:table-cell>
              <table:table-cell office:value-type="float" office:value="94.0458">
                <text:p>94.0458</text:p>
              </table:table-cell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352357">
                <text:p>0.000352357</text:p>
              </table:table-cell>
              <table:table-cell office:value-type="float" office:value="NaN">
                <text:p>NaN</text:p>
              </table:table-cell>
              <table:table-cell office:value-type="float" office:value="613.118">
                <text:p>613.118</text:p>
              </table:table-cell>
              <table:table-cell office:value-type="float" office:value="0.0671579">
                <text:p>0.0671579</text:p>
              </table:table-cell>
              <table:table-cell office:value-type="float" office:value="5">
                <text:p>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352346">
                <text:p>0.00000352346</text:p>
              </table:table-cell>
              <table:table-cell office:value-type="float" office:value="NaN">
                <text:p>NaN</text:p>
              </table:table-cell>
              <table:table-cell office:value-type="float" office:value="0.44282">
                <text:p>0.44282</text:p>
              </table:table-cell>
              <table:table-cell office:value-type="float" office:value="0.0000549765">
                <text:p>0.0000549765</text:p>
              </table:table-cell>
              <table:table-cell office:value-type="float" office:value="6">
                <text:p>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42545">
                <text:p>0.00054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9135">
                <text:p>0.0000002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